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d0ef" officeooo:paragraph-rsid="0022d0ef"/>
    </style:style>
    <style:style style:name="P2" style:family="paragraph" style:parent-style-name="Standard">
      <style:text-properties fo:font-weight="bold" officeooo:rsid="0022d0ef" officeooo:paragraph-rsid="0022d0ef" style:font-weight-asian="bold" style:font-weight-complex="bold"/>
    </style:style>
    <style:style style:name="P3" style:family="paragraph" style:parent-style-name="Standard">
      <style:text-properties fo:font-weight="bold" officeooo:rsid="00212dca" officeooo:paragraph-rsid="00212dca" style:font-weight-asian="bold" style:font-weight-complex="bold"/>
    </style:style>
    <style:style style:name="P4" style:family="paragraph" style:parent-style-name="Standard">
      <style:text-properties fo:font-weight="bold" officeooo:rsid="0026528b" officeooo:paragraph-rsid="0026528b" style:font-weight-asian="bold" style:font-weight-complex="bold"/>
    </style:style>
    <style:style style:name="P5" style:family="paragraph" style:parent-style-name="Standard">
      <style:text-properties officeooo:rsid="0026528b" officeooo:paragraph-rsid="0026528b"/>
    </style:style>
    <style:style style:name="P6" style:family="paragraph" style:parent-style-name="Standard">
      <style:text-properties officeooo:rsid="0027ead0" officeooo:paragraph-rsid="0027ead0"/>
    </style:style>
    <style:style style:name="T1" style:family="text">
      <style:text-properties officeooo:rsid="001f7726"/>
    </style:style>
    <style:style style:name="T2" style:family="text">
      <style:text-properties officeooo:rsid="0022d0ef"/>
    </style:style>
    <style:style style:name="T3" style:family="text">
      <style:text-properties officeooo:rsid="002486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fgabe 2:</text:p>
      <text:p text:style-name="P5"/>
      <text:p text:style-name="P6">Prozesse werden parallel ausgeführt.</text:p>
      <text:p text:style-name="P5"/>
      <text:p text:style-name="P5"/>
      <text:p text:style-name="P3">Aufgabe <text:span text:style-name="T2">3</text:span>:</text:p>
      <text:p text:style-name="Standard"/>
      <text:p text:style-name="Standard">blockiert -&gt; laufend: <text:s text:c="2"/><text:span text:style-name="T1">Der Zustand blockiert wird beendet sobald die IO—operation beendet ist. Da <text:tab/><text:tab/><text:tab/>zu diesem Zeitpunkt nicht gewährleisted werden kann, dass die CPU frei ist <text:tab/><text:tab/><text:tab/>muss der Thread zuerst in den Zustand ready.</text:span></text:p>
      <text:p text:style-name="Standard"/>
      <text:p text:style-name="Standard">bereit -&gt; blockiert:<text:tab/>Um in den Zustand blockiert zu kommen muss das Programm einen IO-<text:tab/><text:tab/><text:tab/><text:tab/>Aufruf ausführen und dies ist nur im Zustand running möglich.</text:p>
      <text:p text:style-name="Standard"/>
      <text:p text:style-name="P2">Aufgabe 4:</text:p>
      <text:p text:style-name="P1"/>
      <text:p text:style-name="P1">pthread_create() und pthread_join() <text:span text:style-name="T3">werden in Python über die Klasse threading.Thread gemanagt. Dabei entspricht die Methode start() pthread_create() und die Methode join() pthread_join(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4:01:09.458827372</meta:creation-date>
    <dc:date>2018-04-04T14:32:55.474953857</dc:date>
    <meta:editing-duration>PT31M44S</meta:editing-duration>
    <meta:editing-cycles>11</meta:editing-cycles>
    <meta:generator>LibreOffice/6.0.2.1$Linux_X86_64 LibreOffice_project/00m0$Build-1</meta:generator>
    <meta:document-statistic meta:table-count="0" meta:image-count="0" meta:object-count="0" meta:page-count="1" meta:paragraph-count="7" meta:word-count="92" meta:character-count="629" meta:non-whitespace-character-count="534"/>
  </office:meta>
</office:document-meta>
</file>